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749cm" fo:min-width="0.499cm"/>
    </style:style>
    <style:style style:name="gr2" style:family="graphic" style:parent-style-name="standard">
      <style:graphic-properties draw:fill-color="#ff0000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gradient" draw:textarea-horizontal-align="justify" draw:textarea-vertical-align="middle" draw:auto-grow-height="false"/>
    </style:style>
    <style:style style:name="gr5" style:family="graphic" style:parent-style-name="standard">
      <style:graphic-properties draw:fill-color="#ff0000" draw:textarea-vertical-align="middle" draw:auto-grow-height="false" fo:min-height="0.749cm" fo:min-width="0.499cm"/>
    </style:style>
    <style:style style:name="gr6" style:family="graphic" style:parent-style-name="standard">
      <style:graphic-properties draw:fill-color="#99ccff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4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family="Symbol" fo:font-size="4pt"/>
    </style:style>
    <style:style style:name="P6" style:family="paragraph">
      <style:paragraph-properties fo:text-align="center"/>
      <style:text-properties fo:font-size="6pt"/>
    </style:style>
    <style:style style:name="P7" style:family="paragraph">
      <style:text-properties fo:font-size="12pt"/>
    </style:style>
    <style:style style:name="P8" style:family="paragraph">
      <style:text-properties fo:font-size="8pt"/>
    </style:style>
    <style:style style:name="P9" style:family="paragraph">
      <style:text-properties fo:font-size="10pt"/>
    </style:style>
    <style:style style:name="P10" style:family="paragraph">
      <style:text-properties fo:font-family="Symbol" fo:font-size="6pt"/>
    </style:style>
    <style:style style:name="P11" style:family="paragraph">
      <style:paragraph-properties fo:margin-left="0cm" fo:margin-right="0cm" fo:text-align="center" fo:text-indent="0cm"/>
      <style:text-properties fo:font-family="Symbol"/>
    </style:style>
    <style:style style:name="P12" style:family="paragraph">
      <style:paragraph-properties fo:margin-left="0cm" fo:margin-right="0cm" fo:text-align="center" fo:text-indent="0cm"/>
      <style:text-properties fo:font-family="Symbol" fo:font-size="6pt"/>
    </style:style>
    <style:style style:name="P13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P14" style:family="paragraph">
      <style:text-properties fo:font-family="Arial" style:font-family-generic="swiss" style:font-pitch="variable" fo:font-size="6pt"/>
    </style:style>
    <style:style style:name="T1" style:family="text">
      <style:text-properties fo:font-size="4pt"/>
    </style:style>
    <style:style style:name="T2" style:family="text">
      <style:text-properties fo:font-family="Symbol" fo:font-size="4pt"/>
    </style:style>
    <style:style style:name="T3" style:family="text">
      <style:text-properties fo:font-size="6pt"/>
    </style:style>
    <style:style style:name="T4" style:family="text">
      <style:text-properties fo:font-size="12pt"/>
    </style:style>
    <style:style style:name="T5" style:family="text">
      <style:text-properties fo:font-size="8pt"/>
    </style:style>
    <style:style style:name="T6" style:family="text">
      <style:text-properties fo:font-size="10pt"/>
    </style:style>
    <style:style style:name="T7" style:family="text">
      <style:text-properties fo:font-family="Symbol" fo:font-size="6pt"/>
    </style:style>
    <style:style style:name="T8" style:family="text">
      <style:text-properties fo:font-family="Symbol" fo:font-size="6pt"/>
    </style:style>
    <style:style style:name="T9" style:family="text">
      <style:text-properties fo:font-family="Arial" style:font-family-generic="swiss" style:font-pitch="variable" fo:font-size="6pt"/>
    </style:style>
    <style:style style:name="T10" style:family="text">
      <style:text-properties fo:font-size="10pt" fo:font-style="italic"/>
    </style:style>
    <style:style style:name="T11" style:family="text">
      <style:text-properties style:text-position="-33% 58%" fo:font-size="10pt"/>
    </style:style>
    <style:style style:name="T12" style:family="text">
      <style:text-properties style:text-position="-33% 58%" fo:font-size="10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18cm" svg:height="0.325cm" draw:transform="rotate (-0.0195476876235195) translate (2.179cm 0.736cm)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layer="layout" svg:width="0.318cm" svg:height="0.325cm" draw:transform="rotate (-0.0195476876235195) translate (2.417cm 0.945cm)">
          <text:p text:style-name="P2"><text:span text:style-name="T1">+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5" draw:layer="layout" svg:width="0.578cm" svg:height="0.437cm" draw:transform="rotate (-0.139800873085906) translate (2.083cm 0.574cm)">
          <draw:text-box>
            <text:p text:style-name="P4"><text:span text:style-name="T2">-</text:span></text:p>
          </draw:text-box>
        </draw:frame>
        <draw:custom-shape draw:style-name="gr1" draw:text-style-name="P1" draw:layer="layout" svg:width="0.463cm" svg:height="0.463cm" svg:x="0.384cm" svg:y="0.95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6" draw:layer="layout" svg:width="0.463cm" svg:height="0.463cm" svg:x="0.757cm" svg:y="1.236cm">
          <text:p text:style-name="P2"><text:span text:style-name="T3">+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179cm" svg:height="0.646cm" draw:transform="rotate (-2.42199340299326) translate (1.461cm 1.087cm)">
          <text:p text:style-name="P4"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072cm" svg:height="0.618cm" draw:transform="rotate (-2.0907299109648) translate (2.282cm 0.854cm)">
          <text:p text:style-name="P4"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7" draw:layer="layout" svg:width="0.824cm" svg:height="0.725cm" svg:x="0.416cm" svg:y="0.952cm">
          <draw:text-box>
            <text:p text:style-name="P4"><text:span text:style-name="T4">O</text:span></text:p>
          </draw:text-box>
        </draw:frame>
        <draw:frame draw:style-name="gr3" draw:text-style-name="P8" draw:layer="layout" svg:width="0.722cm" svg:height="0.569cm" draw:transform="rotate (0.120253185462387) translate (2.01cm 0.738cm)">
          <draw:text-box>
            <text:p text:style-name="P4"><text:span text:style-name="T5">O</text:span></text:p>
          </draw:text-box>
        </draw:frame>
        <draw:frame draw:style-name="gr3" draw:text-style-name="P9" draw:layer="layout" svg:width="0.731cm" svg:height="0.645cm" svg:x="1.173cm" svg:y="0.189cm">
          <draw:text-box>
            <text:p text:style-name="P4"><text:span text:style-name="T6">S</text:span></text:p>
          </draw:text-box>
        </draw:frame>
        <draw:frame draw:style-name="gr3" draw:text-style-name="P10" draw:layer="layout" svg:width="0.616cm" svg:height="0.531cm" svg:x="0.308cm" svg:y="0.893cm">
          <draw:text-box>
            <text:p text:style-name="P4"><text:span text:style-name="T7">-</text:span></text:p>
          </draw:text-box>
        </draw:frame>
        <draw:custom-shape draw:style-name="gr1" draw:text-style-name="P1" draw:layer="layout" svg:width="0.318cm" svg:height="0.325cm" draw:transform="rotate (-0.0195476876235195) translate (5.38cm 0.736cm)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layer="layout" svg:width="0.318cm" svg:height="0.325cm" draw:transform="rotate (-0.0195476876235195) translate (5.618cm 0.945cm)">
          <text:p text:style-name="P2"><text:span text:style-name="T1">+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5" draw:layer="layout" svg:width="0.578cm" svg:height="0.437cm" draw:transform="rotate (-0.139800873085906) translate (5.284cm 0.574cm)">
          <draw:text-box>
            <text:p text:style-name="P4"><text:span text:style-name="T2">-</text:span></text:p>
          </draw:text-box>
        </draw:frame>
        <draw:custom-shape draw:style-name="gr5" draw:text-style-name="P1" draw:layer="layout" svg:width="0.463cm" svg:height="0.463cm" svg:x="3.585cm" svg:y="0.95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12" draw:layer="layout" svg:width="0.463cm" svg:height="0.463cm" svg:x="3.958cm" svg:y="1.236cm">
          <text:p text:style-name="P11"><text:span text:style-name="T8">-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179cm" svg:height="0.646cm" draw:transform="rotate (-2.42199340299326) translate (4.662cm 1.087cm)">
          <text:p text:style-name="P4"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072cm" svg:height="0.618cm" draw:transform="rotate (-2.0907299109648) translate (5.483cm 0.854cm)">
          <text:p text:style-name="P4"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7" draw:layer="layout" svg:width="0.824cm" svg:height="0.725cm" svg:x="3.617cm" svg:y="0.952cm">
          <draw:text-box>
            <text:p text:style-name="P4"><text:span text:style-name="T4">O</text:span></text:p>
          </draw:text-box>
        </draw:frame>
        <draw:frame draw:style-name="gr3" draw:text-style-name="P8" draw:layer="layout" svg:width="0.722cm" svg:height="0.569cm" draw:transform="rotate (0.120253185462387) translate (5.211cm 0.738cm)">
          <draw:text-box>
            <text:p text:style-name="P4"><text:span text:style-name="T5">O</text:span></text:p>
          </draw:text-box>
        </draw:frame>
        <draw:frame draw:style-name="gr3" draw:text-style-name="P9" draw:layer="layout" svg:width="0.731cm" svg:height="0.645cm" svg:x="4.374cm" svg:y="0.189cm">
          <draw:text-box>
            <text:p text:style-name="P4"><text:span text:style-name="T6">S</text:span></text:p>
          </draw:text-box>
        </draw:frame>
        <draw:frame draw:style-name="gr3" draw:text-style-name="P14" draw:layer="layout" svg:width="0.625cm" svg:height="0.489cm" svg:x="3.503cm" svg:y="0.933cm">
          <draw:text-box>
            <text:p text:style-name="P13"><text:span text:style-name="T9">+</text:span></text:p>
          </draw:text-box>
        </draw:frame>
        <draw:frame draw:style-name="gr3" draw:text-style-name="P9" draw:layer="layout" svg:width="0.803cm" svg:height="0.729cm" svg:x="1.335cm" svg:y="1.705cm">
          <draw:text-box>
            <text:p text:style-name="P4"><text:span text:style-name="T10">p</text:span><text:span text:style-name="T11">1</text:span></text:p>
          </draw:text-box>
        </draw:frame>
        <draw:frame draw:style-name="gr3" draw:text-style-name="P9" draw:layer="layout" svg:width="0.803cm" svg:height="0.729cm" svg:x="4.536cm" svg:y="1.706cm">
          <draw:text-box>
            <text:p text:style-name="P4"><text:span text:style-name="T10">p</text:span><text:span text:style-name="T1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35cm" fo:page-height="2.5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7T15:47:16</meta:creation-date>
    <dc:creator>Jussi Eloranta</dc:creator>
    <dc:date>2007-04-08T16:46:48</dc:date>
    <dc:language>en-US</dc:language>
    <meta:editing-cycles>78</meta:editing-cycles>
    <meta:editing-duration>PT4H38M29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